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3.379cm"/>
    </style:style>
    <style:style style:name="co11" style:family="table-column">
      <style:table-column-properties fo:break-before="auto" style:column-width="5.241cm"/>
    </style:style>
    <style:style style:name="co12" style:family="table-column">
      <style:table-column-properties fo:break-before="auto" style:column-width="1.238cm"/>
    </style:style>
    <style:style style:name="co13" style:family="table-column">
      <style:table-column-properties fo:break-before="auto" style:column-width="6.234cm"/>
    </style:style>
    <style:style style:name="co14" style:family="table-column">
      <style:table-column-properties fo:break-before="auto" style:column-width="3.436cm"/>
    </style:style>
    <style:style style:name="co15" style:family="table-column">
      <style:table-column-properties fo:break-before="auto" style:column-width="4.985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3.759cm"/>
    </style:style>
    <style:style style:name="co18" style:family="table-column">
      <style:table-column-properties fo:break-before="auto" style:column-width="5.332cm"/>
    </style:style>
    <style:style style:name="co19" style:family="table-column">
      <style:table-column-properties fo:break-before="auto" style:column-width="2.766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87cm"/>
    </style:style>
    <style:style style:name="co22" style:family="table-column">
      <style:table-column-properties fo:break-before="auto" style:column-width="0.716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9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1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2">
            <text:p>12</text:p>
          </table:table-cell>
          <table:table-cell table:style-name="ce3" table:formula="of:=AVERAGE([.B6:.B29])" office:value-type="percentage" office:value="0.944444444444444">
            <text:p>94,44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6" office:value-type="string">
            <text:p>INTERFAZ ARRIB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1">
            <text:p>100%</text:p>
          </table:table-cell>
          <table:table-cell table:style-name="ce6" office:value-type="string">
            <text:p>ENEMI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1">
            <text:p>100%</text:p>
          </table:table-cell>
          <table:table-cell table:style-name="ce6" office:value-type="string">
            <text:p>OLEADAS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SPRITES.D3]" office:value-type="percentage" office:value="1">
            <text:p>100%</text:p>
          </table:table-cell>
          <table:table-cell table:style-name="ce6" office:value-type="string">
            <text:p>SPRITES</text:p>
          </table:table-cell>
          <table:table-cell table:style-name="ce8" table:formula="of:=IF([.E10]&lt;&gt;[.E15];1;[.D1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SONIDO.D3]" office:value-type="percentage" office:value="1">
            <text:p>100%</text:p>
          </table:table-cell>
          <table:table-cell table:style-name="ce6" office:value-type="string">
            <text:p>SONIDO</text:p>
          </table:table-cell>
          <table:table-cell table:style-name="ce8" table:formula="of:=IF([.E11]&lt;&gt;[.E10];1;[.D10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1">
            <text:p>100%</text:p>
          </table:table-cell>
          <table:table-cell table:style-name="ce6" office:value-type="string">
            <text:p>TIENDA</text:p>
          </table:table-cell>
          <table:table-cell table:style-name="ce8" table:formula="of:=IF([.E12]&lt;&gt;[.E9];1;[.D9]+1)" office:value-type="float" office:value="1">
            <text:p>1</text:p>
          </table:table-cell>
          <table:table-cell table:style-name="ce8" office:value-type="string">
            <text:p>MEDI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1">
            <text:p>100%</text:p>
          </table:table-cell>
          <table:table-cell table:style-name="ce6" office:value-type="string">
            <text:p>INTERFAZ INICIO</text:p>
          </table:table-cell>
          <table:table-cell table:style-name="ce8" table:formula="of:=IF([.E13]&lt;&gt;[.E12];1;[.D12]+1)" office:value-type="float" office:value="2">
            <text:p>2</text:p>
          </table:table-cell>
          <table:table-cell table:style-name="ce8" office:value-type="string">
            <text:p>MEDI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table:formula="of:=['BUGS Y DEMASES'.D3]" office:value-type="percentage" office:value="0.5">
            <text:p>50%</text:p>
          </table:table-cell>
          <table:table-cell table:style-name="ce7" office:value-type="string">
            <text:p>BUGS Y DEMASES</text:p>
          </table:table-cell>
          <table:table-cell table:style-name="ce8" table:formula="of:=IF([.E14]&lt;&gt;[.E13];1;[.D13]+1)" office:value-type="float" office:value="3">
            <text:p>3</text:p>
          </table:table-cell>
          <table:table-cell table:style-name="ce8" office:value-type="string">
            <text:p>MEDI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CONTROL MANDO</text:p>
          </table:table-cell>
          <table:table-cell table:style-name="ce8" table:formula="of:=IF([.E15]&lt;&gt;[.E17];1;[.D17]+1)" office:value-type="float" office:value="3">
            <text:p>3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TEM ENEMIGO?</text:p>
          </table:table-cell>
          <table:table-cell table:style-name="ce8" table:formula="of:=IF([.E16]&lt;&gt;[.E13];1;[.D13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8" table:formula="of:=IF([.E17]&lt;&gt;[.E16];1;[.D16]+1)" office:value-type="float" office:value="2">
            <text:p>2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 Y DEMASES" table:style-name="ta1" table:print="false">
        <table:table-column table:style-name="co1" table:default-cell-style-name="ce1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PRITES</text:p>
          </table:table-cell>
          <table:table-cell table:style-name="ce3" table:formula="of:=COUNTA([.C6:.C29])" office:value-type="float" office:value="9">
            <text:p>9</text:p>
          </table:table-cell>
          <table:table-cell table:style-name="ce3" table:formula="of:=AVERAGE([.B6:.B29])" office:value-type="percentage" office:value="0.5">
            <text:p>5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L ACABAR UNA OLEADA EL TEXTO TE DIGA QUE OLEADA HAS HECH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7" office:value-type="string">
            <text:p>CADA OLEADA DEBE SER MAS DIFICIL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L PLAYER NO PUEDE SALIRSE DEL MAPA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EMIGOS DEBEN INSTANCIARSE SOLO DONDE DEBEN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AL MORIR DEBERIAMOS PODER VOLVER AL INICIO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13" office:value-type="string">
            <text:p>QUE CADA VEZ LAS COSAS CUESTEN MAS EN LA TIEND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13" office:value-type="string">
            <text:p>AJUSTAR VARIABLES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13" office:value-type="string">
            <text:p>COMENTAR CODIGO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SPADA APARECE AL INICIO, MALO</text:p>
          </table:table-cell>
          <table:table-cell table:style-name="ce8" table:formula="of:=IF([.E14]&lt;&gt;[.E13];1;[.D13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TES" table:style-name="ta1" table:print="false">
        <table:table-column table:style-name="co1" table:default-cell-style-name="ce1"/>
        <table:table-column table:style-name="co2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PRITES</text:p>
          </table:table-cell>
          <table:table-cell table:style-name="ce3" table:formula="of:=COUNTA([.C6:.C29])" office:value-type="float" office:value="12">
            <text:p>12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ES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ANTALLA INICIO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PANTALLA RICK ROLL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FONDO JUEGO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EMIGO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CALAVER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CORAZON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 SIGUIENTE OLEADA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 TIENDA</text:p>
          </table:table-cell>
          <table:table-cell table:style-name="ce8" table:formula="of:=IF([.E14]&lt;&gt;[.E13];1;[.D13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TIENDA</text:p>
          </table:table-cell>
          <table:table-cell table:style-name="ce8" table:formula="of:=IF([.E15]&lt;&gt;[.E14];1;[.D14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8" table:formula="of:=IF([.E16]&lt;&gt;[.E15];1;[.D15]+1)" office:value-type="float" office:value="11">
            <text:p>1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8" table:formula="of:=IF([.E17]&lt;&gt;[.E16];1;[.D16]+1)" office:value-type="float" office:value="12">
            <text:p>1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NIDO" table:style-name="ta1" table:print="false">
        <table:table-column table:style-name="co12" table:default-cell-style-name="ce1"/>
        <table:table-column table:style-name="co2" table:default-cell-style-name="ce2"/>
        <table:table-column table:style-name="co1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ONIDO</text:p>
          </table:table-cell>
          <table:table-cell table:style-name="ce3" table:formula="of:=COUNTA([.C6:.C29])" office:value-type="float" office:value="14">
            <text:p>1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percentage" office:value="1">
            <text:p>100%</text:p>
          </table:table-cell>
          <table:table-cell table:style-name="ce6" office:value-type="string">
            <text:p>CODIG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ENEMI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PLAYE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PLAYER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BOTON ACEPTAR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RICK ROLL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SICA FONDO_JUEGO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SICA FONDO_MENU</text:p>
          </table:table-cell>
          <table:table-cell table:style-name="ce8" table:formula="of:=IF([.E14]&lt;&gt;[.E13];1;[.D13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style-name="ce5" office:value-type="string">
            <text:p>-%</text:p>
          </table:table-cell>
          <table:table-cell table:style-name="ce5" office:value-type="percentage" office:value="1">
            <text:p>100%</text:p>
          </table:table-cell>
          <table:table-cell table:style-name="ce4" office:value-type="string">
            <text:p>MUSICA FONDO_ENTREOLEADA</text:p>
          </table:table-cell>
          <table:table-cell table:style-name="ce8" table:formula="of:=IF([.E15]&lt;&gt;[.E14];1;[.D14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ENEMIGO</text:p>
          </table:table-cell>
          <table:table-cell table:style-name="ce8" table:formula="of:=IF([.E16]&lt;&gt;[.E14];1;[.D14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INSTANCIAR ENEMIGO?</text:p>
          </table:table-cell>
          <table:table-cell table:style-name="ce8" table:formula="of:=IF([.E17]&lt;&gt;[.E16];1;[.D16]+1)" office:value-type="float" office:value="11">
            <text:p>1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FIN OLEADA</text:p>
          </table:table-cell>
          <table:table-cell table:style-name="ce8" table:formula="of:=IF([.E18]&lt;&gt;[.E17];1;[.D17]+1)" office:value-type="float" office:value="12">
            <text:p>1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QUITAR PLACEHOLDERS</text:p>
          </table:table-cell>
          <table:table-cell table:style-name="ce8" table:formula="of:=IF([.E19]&lt;&gt;[.E18];1;[.D18]+1)" office:value-type="float" office:value="13">
            <text:p>1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8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14" table:default-cell-style-name="ce2"/>
        <table:table-column table:style-name="co1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9">
            <text:p>9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/>
          <table:table-cell table:style-name="ce3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</text:p>
          </table:table-cell>
          <table:table-cell table:style-name="ce8" table:formula="of:=IF([.E6]&lt;&gt;[.E3];1;[.D3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PARECER EN INICIO</text:p>
          </table:table-cell>
          <table:table-cell table:style-name="ce8" table:formula="of:=IF([.E7]&lt;&gt;[.E4];1;[.D4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</text:p>
          </table:table-cell>
          <table:table-cell table:style-name="ce8" table:formula="of:=IF([.E8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ELECCIONAR OPCION</text:p>
          </table:table-cell>
          <table:table-cell table:style-name="ce8" table:formula="of:=IF([.E9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MPEZAR JUEGO</text:p>
          </table:table-cell>
          <table:table-cell table:style-name="ce8" table:formula="of:=IF([.E10]&lt;&gt;[.E7];1;[.D7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O JUGAR</text:p>
          </table:table-cell>
          <table:table-cell table:style-name="ce8" table:formula="of:=IF([.E11]&lt;&gt;[.E8];1;[.D8]+1)" office:value-type="float" office:value="1">
            <text:p>1</text:p>
          </table:table-cell>
          <table:table-cell table:style-name="ce8" office:value-type="string">
            <text:p>MEDI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REDITOS</text:p>
          </table:table-cell>
          <table:table-cell table:style-name="ce8" table:formula="of:=IF([.E12]&lt;&gt;[.E9];1;[.D9]+1)" office:value-type="float" office:value="1">
            <text:p>1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ENSAJE MIO</text:p>
          </table:table-cell>
          <table:table-cell table:style-name="ce8" table:formula="of:=IF([.E13]&lt;&gt;[.E10];1;[.D10]+1)" office:value-type="float" office:value="1">
            <text:p>1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ICK ROLL</text:p>
          </table:table-cell>
          <table:table-cell table:style-name="ce8" table:formula="of:=IF([.E14]&lt;&gt;[.E11];1;[.D11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13">
            <text:p>1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TIEND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TRAR TIEN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ENTRE OPCION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LEER TEXTO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PRAR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MPLEMENTAR OBJETO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VIDA</text:p>
          </table:table-cell>
          <table:table-cell table:style-name="ce8" table:formula="of:=IF([.E14]&lt;&gt;[INTERFAZ_ARRIBA.E12];1;[INTERFAZ_ARRIBA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HUESO</text:p>
          </table:table-cell>
          <table:table-cell table:style-name="ce8" table:formula="of:=IF([.E15]&lt;&gt;[.E14];1;[.D14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ENEMIGOS</text:p>
          </table:table-cell>
          <table:table-cell table:style-name="ce8" table:formula="of:=IF([.E16]&lt;&gt;[.E15];1;[.D15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PORCENTAJE</text:p>
          </table:table-cell>
          <table:table-cell table:style-name="ce8" table:formula="of:=IF([.E17]&lt;&gt;[.E16];1;[.D16]+1)" office:value-type="float" office:value="11">
            <text:p>11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DANO</text:p>
          </table:table-cell>
          <table:table-cell table:style-name="ce8" table:formula="of:=IF([.E18]&lt;&gt;[.E17];1;[.D17]+1)" office:value-type="float" office:value="12">
            <text:p>1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9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6" table:default-cell-style-name="ce1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5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10"/>
        <table:table-column table:style-name="co22" table:default-cell-style-name="ce12"/>
        <table:table-column table:style-name="co8" table:default-cell-style-name="ce2"/>
        <table:table-column table:style-name="co23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INTERFAZ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ENFRIAMIENTO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DUCIR ENFRIAMIENT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- ENEMIGOS EN PANTALLA</text:p>
          </table:table-cell>
          <table:table-cell table:style-name="ce2"/>
          <table:table-cell table:style-name="ce13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PORCENTAJE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LSA HUESOS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ERDER VID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GANAR VI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5"/>
          <table:table-cell table:style-name="ce2"/>
          <table:table-cell table:style-name="ce11"/>
          <table:table-cell table:number-columns-repeated="1013"/>
        </table:table-row>
        <table:table-row table:style-name="ro1">
          <table:table-cell table:number-columns-repeated="8"/>
          <table:table-cell table:style-name="ce2"/>
          <table:table-cell table:style-name="ce11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IMIENT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TACA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AL PLAYER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HACER DAÑO AL 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PAWNEARSE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TROCESO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VA BIEN, PERO PODRIA IR MEJOR</text:p>
          </table:table-cell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VI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FIN OLEADA N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LE PARA INICAR OLEA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INICIADA OLEADA 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6">16/06/2024</text:date>, <text:time>02:26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16T02:26:49.85</dc:date>
    <meta:editing-duration>P4DT2H33M47S</meta:editing-duration>
    <meta:editing-cycles>243</meta:editing-cycles>
    <meta:generator>OpenOffice/4.1.14$Win32 OpenOffice.org_project/4114m1$Build-9811</meta:generator>
    <meta:document-statistic meta:table-count="10" meta:cell-count="581" meta:object-count="0"/>
  </office:meta>
</office:document-meta>
</file>